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"/>
  <manifest:file-entry manifest:media-type="" manifest:full-path="Object 2/statusbar/"/>
  <manifest:file-entry manifest:media-type="" manifest:full-path="Object 2/floater/"/>
  <manifest:file-entry manifest:media-type="" manifest:full-path="Object 2/popupmenu/"/>
  <manifest:file-entry manifest:media-type="text/xml" manifest:full-path="Object 2/content.xml"/>
  <manifest:file-entry manifest:media-type="" manifest:full-path="Object 2/progressbar/"/>
  <manifest:file-entry manifest:media-type="text/xml" manifest:full-path="Object 2/styles.xml"/>
  <manifest:file-entry manifest:media-type="" manifest:full-path="Object 2/menubar/"/>
  <manifest:file-entry manifest:media-type="" manifest:full-path="Object 2/toolbar/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" manifest:full-path="Object 4/Configurations2/"/>
  <manifest:file-entry manifest:media-type="" manifest:full-path="Object 4/statusbar/"/>
  <manifest:file-entry manifest:media-type="" manifest:full-path="Object 4/floater/"/>
  <manifest:file-entry manifest:media-type="" manifest:full-path="Object 4/popupmenu/"/>
  <manifest:file-entry manifest:media-type="text/xml" manifest:full-path="Object 4/content.xml"/>
  <manifest:file-entry manifest:media-type="" manifest:full-path="Object 4/progressbar/"/>
  <manifest:file-entry manifest:media-type="text/xml" manifest:full-path="Object 4/styles.xml"/>
  <manifest:file-entry manifest:media-type="" manifest:full-path="Object 4/menubar/"/>
  <manifest:file-entry manifest:media-type="" manifest:full-path="Object 4/toolbar/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" manifest:full-path="Object 5/Configurations2/"/>
  <manifest:file-entry manifest:media-type="" manifest:full-path="Object 5/statusbar/"/>
  <manifest:file-entry manifest:media-type="" manifest:full-path="Object 5/floater/"/>
  <manifest:file-entry manifest:media-type="" manifest:full-path="Object 5/popupmenu/"/>
  <manifest:file-entry manifest:media-type="text/xml" manifest:full-path="Object 5/content.xml"/>
  <manifest:file-entry manifest:media-type="" manifest:full-path="Object 5/progressbar/"/>
  <manifest:file-entry manifest:media-type="text/xml" manifest:full-path="Object 5/styles.xml"/>
  <manifest:file-entry manifest:media-type="" manifest:full-path="Object 5/menubar/"/>
  <manifest:file-entry manifest:media-type="" manifest:full-path="Object 5/toolbar/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P1" style:family="paragraph" style:parent-style-name="Standard">
      <style:text-properties officeooo:rsid="00198d35" officeooo:paragraph-rsid="00198d35"/>
    </style:style>
    <style:style style:name="P2" style:family="paragraph" style:parent-style-name="Standard">
      <style:text-properties officeooo:rsid="00198d35" officeooo:paragraph-rsid="001ed1d3"/>
    </style:style>
    <style:style style:name="P3" style:family="paragraph" style:parent-style-name="Standard">
      <style:text-properties fo:font-weight="bold" officeooo:rsid="00198d35" officeooo:paragraph-rsid="00198d35" style:font-weight-asian="bold" style:font-weight-complex="bold"/>
    </style:style>
    <style:style style:name="P4" style:family="paragraph" style:parent-style-name="Standard">
      <style:text-properties fo:font-weight="bold" officeooo:rsid="001e3866" officeooo:paragraph-rsid="00198d35" style:font-weight-asian="bold" style:font-weight-complex="bold"/>
    </style:style>
    <style:style style:name="P5" style:family="paragraph" style:parent-style-name="Standard">
      <style:text-properties fo:font-weight="bold" officeooo:rsid="001ed1d3" officeooo:paragraph-rsid="001ed1d3" style:font-weight-asian="bold" style:font-weight-complex="bold"/>
    </style:style>
    <style:style style:name="P6" style:family="paragraph" style:parent-style-name="Standard">
      <style:text-properties fo:font-weight="normal" officeooo:rsid="00198d35" officeooo:paragraph-rsid="00198d35" style:font-weight-asian="normal" style:font-weight-complex="normal"/>
    </style:style>
    <style:style style:name="P7" style:family="paragraph" style:parent-style-name="Standard">
      <style:text-properties fo:font-weight="normal" officeooo:rsid="001e3866" officeooo:paragraph-rsid="001e3866" style:font-weight-asian="normal" style:font-weight-complex="normal"/>
    </style:style>
    <style:style style:name="P8" style:family="paragraph" style:parent-style-name="Standard">
      <style:text-properties fo:font-weight="normal" officeooo:rsid="001ed1d3" officeooo:paragraph-rsid="001ed1d3" style:font-weight-asian="normal" style:font-weight-complex="normal"/>
    </style:style>
    <style:style style:name="P9" style:family="paragraph" style:parent-style-name="Standard">
      <style:text-properties officeooo:rsid="001ed1d3" officeooo:paragraph-rsid="001ed1d3"/>
    </style:style>
    <style:style style:name="P10" style:family="paragraph" style:parent-style-name="Standard" style:list-style-name="L1">
      <style:text-properties officeooo:paragraph-rsid="00182d7d"/>
    </style:style>
    <style:style style:name="P11" style:family="paragraph" style:parent-style-name="Standard" style:list-style-name="L2">
      <style:text-properties officeooo:rsid="00198d35" officeooo:paragraph-rsid="00198d35"/>
    </style:style>
    <style:style style:name="P12" style:family="paragraph" style:parent-style-name="Standard">
      <style:text-properties officeooo:rsid="00198d35" officeooo:paragraph-rsid="00198d35"/>
    </style:style>
    <style:style style:name="P13" style:family="paragraph" style:parent-style-name="Standard">
      <style:text-properties officeooo:rsid="00198d35" officeooo:paragraph-rsid="001ed1d3"/>
    </style:style>
    <style:style style:name="P14" style:family="paragraph" style:parent-style-name="Standard">
      <style:text-properties officeooo:rsid="00198d35" officeooo:paragraph-rsid="00200066"/>
    </style:style>
    <style:style style:name="P15" style:family="paragraph" style:parent-style-name="Standard" style:list-style-name="L2">
      <style:text-properties officeooo:rsid="0019cbf1" officeooo:paragraph-rsid="0019cbf1"/>
    </style:style>
    <style:style style:name="P16" style:family="paragraph" style:parent-style-name="Standard" style:list-style-name="L2">
      <style:text-properties officeooo:rsid="00200066" officeooo:paragraph-rsid="00200066"/>
    </style:style>
    <style:style style:name="P17" style:family="paragraph" style:parent-style-name="Standard" style:list-style-name="L2">
      <style:text-properties officeooo:rsid="002136b0" officeooo:paragraph-rsid="002136b0"/>
    </style:style>
    <style:style style:name="P18" style:family="paragraph" style:parent-style-name="Standard">
      <style:text-properties fo:font-weight="bold" officeooo:rsid="00198d35" officeooo:paragraph-rsid="00198d35" style:font-weight-asian="bold" style:font-weight-complex="bold"/>
    </style:style>
    <style:style style:name="P19" style:family="paragraph" style:parent-style-name="Standard">
      <style:text-properties fo:font-weight="bold" officeooo:rsid="00198d35" officeooo:paragraph-rsid="00269fb4" style:font-weight-asian="bold" style:font-weight-complex="bold"/>
    </style:style>
    <style:style style:name="P20" style:family="paragraph" style:parent-style-name="Standard">
      <style:text-properties fo:font-weight="bold" officeooo:rsid="00198d35" officeooo:paragraph-rsid="0027fd76" style:font-weight-asian="bold" style:font-weight-complex="bold"/>
    </style:style>
    <style:style style:name="P21" style:family="paragraph" style:parent-style-name="Standard">
      <style:text-properties fo:font-weight="normal" officeooo:rsid="001ed1d3" officeooo:paragraph-rsid="001ed1d3" style:font-weight-asian="normal" style:font-weight-complex="normal"/>
    </style:style>
    <style:style style:name="P22" style:family="paragraph" style:parent-style-name="Standard">
      <style:text-properties fo:font-weight="normal" officeooo:rsid="001ed1d3" officeooo:paragraph-rsid="00269fb4" style:font-weight-asian="normal" style:font-weight-complex="normal"/>
    </style:style>
    <style:style style:name="P23" style:family="paragraph" style:parent-style-name="Standard">
      <style:text-properties fo:font-weight="normal" officeooo:rsid="001ed1d3" officeooo:paragraph-rsid="0027fd76" style:font-weight-asian="normal" style:font-weight-complex="normal"/>
    </style:style>
    <style:style style:name="P24" style:family="paragraph" style:parent-style-name="Standard">
      <style:text-properties fo:font-weight="normal" officeooo:rsid="001ed1d3" officeooo:paragraph-rsid="002849a4" style:font-weight-asian="normal" style:font-weight-complex="normal"/>
    </style:style>
    <style:style style:name="P25" style:family="paragraph" style:parent-style-name="Standard">
      <style:text-properties fo:font-weight="normal" officeooo:rsid="001ed1d3" officeooo:paragraph-rsid="002a46ef" style:font-weight-asian="normal" style:font-weight-complex="normal"/>
    </style:style>
    <style:style style:name="P26" style:family="paragraph" style:parent-style-name="Standard">
      <style:text-properties fo:font-weight="normal" officeooo:rsid="001ed1d3" officeooo:paragraph-rsid="002b72d4" style:font-weight-asian="normal" style:font-weight-complex="normal"/>
    </style:style>
    <style:style style:name="P27" style:family="paragraph" style:parent-style-name="Standard">
      <style:text-properties fo:font-weight="normal" officeooo:rsid="00198d35" officeooo:paragraph-rsid="00269fb4" style:font-weight-asian="normal" style:font-weight-complex="normal"/>
    </style:style>
    <style:style style:name="P28" style:family="paragraph" style:parent-style-name="Standard">
      <style:text-properties fo:font-weight="normal" officeooo:rsid="00198d35" officeooo:paragraph-rsid="0027fd76" style:font-weight-asian="normal" style:font-weight-complex="normal"/>
    </style:style>
    <style:style style:name="P29" style:family="paragraph" style:parent-style-name="Standard">
      <style:text-properties officeooo:rsid="001ed1d3" officeooo:paragraph-rsid="00198d35"/>
    </style:style>
    <style:style style:name="P30" style:family="paragraph" style:parent-style-name="Standard">
      <style:text-properties officeooo:rsid="001afcc1" officeooo:paragraph-rsid="001afcc1"/>
    </style:style>
    <style:style style:name="T1" style:family="text">
      <style:text-properties officeooo:rsid="00182d7d"/>
    </style:style>
    <style:style style:name="T2" style:family="text">
      <style:text-properties officeooo:rsid="00198d35"/>
    </style:style>
    <style:style style:name="T3" style:family="text">
      <style:text-properties officeooo:rsid="001afcc1"/>
    </style:style>
    <style:style style:name="T4" style:family="text">
      <style:text-properties officeooo:rsid="001e3866"/>
    </style:style>
    <style:style style:name="T5" style:family="text">
      <style:text-properties officeooo:rsid="001ed1d3"/>
    </style:style>
    <style:style style:name="T6" style:family="text">
      <style:text-properties officeooo:rsid="0020133c"/>
    </style:style>
    <style:style style:name="T7" style:family="text">
      <style:text-properties officeooo:rsid="0022b9ea"/>
    </style:style>
    <style:style style:name="T8" style:family="text">
      <style:text-properties fo:font-weight="normal" officeooo:rsid="001ed1d3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2b9ea" style:font-weight-asian="bold" style:font-weight-complex="bold"/>
    </style:style>
    <style:style style:name="T11" style:family="text">
      <style:text-properties fo:font-weight="bold" officeooo:rsid="00248366" style:font-weight-asian="bold" style:font-weight-complex="bold"/>
    </style:style>
    <style:style style:name="T12" style:family="text">
      <style:text-properties fo:font-weight="bold" officeooo:rsid="00198d35" style:font-weight-asian="bold" style:font-weight-complex="bold"/>
    </style:style>
    <style:style style:name="T13" style:family="text">
      <style:text-properties officeooo:rsid="0024cce2"/>
    </style:style>
    <style:style style:name="T14" style:family="text">
      <style:text-properties officeooo:rsid="00256ed2"/>
    </style:style>
    <style:style style:name="T15" style:family="text">
      <style:text-properties officeooo:rsid="0025a56d"/>
    </style:style>
    <style:style style:name="T16" style:family="text">
      <style:text-properties officeooo:rsid="00269fb4"/>
    </style:style>
    <style:style style:name="T17" style:family="text">
      <style:text-properties officeooo:rsid="0027fd76"/>
    </style:style>
    <style:style style:name="T18" style:family="text">
      <style:text-properties officeooo:rsid="002849a4"/>
    </style:style>
    <style:style style:name="T19" style:family="text">
      <style:text-properties officeooo:rsid="002a46ef"/>
    </style:style>
    <style:style style:name="T20" style:family="text">
      <style:text-properties officeooo:rsid="002b72d4"/>
    </style:style>
    <style:style style:name="fr1" style:family="graphic" style:parent-style-name="OLE">
      <style:graphic-properties style:vertical-pos="from-top" style:vertical-rel="paragraph"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4334196" text:style-name="L1">
        <text:list-item>
          <text:p text:style-name="P10"><text:span text:style-name="T1">Test </text:span><text:span text:style-name="T2">script : </text:span><text:span text:style-name="T12">test.sh</text:span></text:p>
        </text:list-item>
      </text:list>
      <text:list xml:id="list1280890296" text:style-name="L2">
        <text:list-item>
          <text:p text:style-name="P11">Test log files are placed in <text:span text:style-name="T9">test_log</text:span> folder in the source code</text:p>
        </text:list-item>
        <text:list-item>
          <text:p text:style-name="P15"><text:span text:style-name="T9">time </text:span>command of <text:span text:style-name="T7">Linux</text:span> is used to calculate the performance</text:p>
        </text:list-item>
        <text:list-item>
          <text:p text:style-name="P15">Buffer size is set to a maximum of <text:span text:style-name="T9">4096</text:span> bytes for every read / write</text:p>
        </text:list-item>
        <text:list-item>
          <text:p text:style-name="P16">Every access is repeated <text:span text:style-name="T9">200 </text:span>times</text:p>
        </text:list-item>
        <text:list-item>
          <text:p text:style-name="P17">For multiple clients case, we ran tests with <text:span text:style-name="T10">2 </text:span><text:span text:style-name="T11">or</text:span><text:span text:style-name="T10"> 3</text:span><text:span text:style-name="T7"> clients accessing </text:span>simultan<text:span text:style-name="T7">eously</text:span>. </text:p>
        </text:list-item>
      </text:list>
      <text:p text:style-name="P14"/>
      <text:p text:style-name="P3">Test Case 1 : <text:s/><text:span text:style-name="T4">Relay Test Case</text:span></text:p>
      <text:p text:style-name="P4"/>
      <text:p text:style-name="P3"/>
      <text:p text:style-name="P7"><text:s/>compute-0-0 <text:span text:style-name="T6">&lt;</text:span>-----<text:span text:style-name="T6">&gt;</text:span> compute-0-1 <text:span text:style-name="T6">&lt;</text:span>-----<text:span text:style-name="T6">&gt;</text:span> compute-0-2 <text:span text:style-name="T6">&lt;</text:span>------<text:span text:style-name="T6">&gt;</text:span> compute-0-3 </text:p>
      <text:p text:style-name="P7"/>
      <text:p text:style-name="P7"/>
      <text:p text:style-name="P7">Here we try to search a file from compute-0-0 and the file <text:span text:style-name="T13">is</text:span> served by compute-0-3. This is to test that the request are relayed properly. </text:p>
      <text:p text:style-name="P7"/>
      <text:p text:style-name="P7"><draw:frame draw:style-name="fr1" draw:name="Object3" text:anchor-type="paragraph" svg:y="0.0646in" svg:width="5.0472in" svg:height="1.9409in" draw:z-index="0"><draw:object xlink:href="./Object 3" xlink:type="simple" xlink:show="embed" xlink:actuate="onLoad"/><draw:image xlink:href="./ObjectReplacements/Object 3" xlink:type="simple" xlink:show="embed" xlink:actuate="onLoad"/></draw:frame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>Test Case 2 : <text:s/><text:span text:style-name="T5">Star Test Case <text:s/></text:span><text:span text:style-name="T14">with 4 nodes</text:span></text:p>
      <text:p text:style-name="P3"/>
      <text:p text:style-name="P9">compute-0-0 - Peers: compute-0-1, compute-0-2, compute-0-3 </text:p>
      <text:p text:style-name="P9">compute-0-1 - Peers: compute-0-0, compute-0-2, compute-0-3 </text:p>
      <text:p text:style-name="P9">compute-0-2 - Peers: compute-0-0, compute-0-1, compute-0-3 </text:p>
      <text:p text:style-name="P9">compute-0-3 - Peers: compute-0-0, compute-0-1, compute-0-2 </text:p>
      <text:p text:style-name="P2"/>
      <text:p text:style-name="P1"/>
      <text:p text:style-name="P1"/>
      <text:p text:style-name="P1"><draw:frame draw:style-name="fr2" draw:name="Object1" text:anchor-type="paragraph" svg:width="4.052in" svg:height="1.9409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><text:soft-page-break/>Test Case <text:span text:style-name="T3">3</text:span> : <text:span text:style-name="T16">Mesh</text:span><text:span text:style-name="T14"> Test Case with 10 nodes</text:span></text:p>
      <text:p text:style-name="P6"/>
      <text:p text:style-name="P8">10 Nodes : compute-0-0, compute-0-1, compute-0-2, compute-0-3, compute-0-<text:span text:style-name="T15">10</text:span>, compute-0-5, compute-0-6, compute-0-7, compute-0-8, compute-0-9 </text:p>
      <text:p text:style-name="P8"/>
      <text:p text:style-name="P8"><text:s text:c="4"/>compute-0-0 ------- compute-0-1 ------- compute-0-2 </text:p>
      <text:p text:style-name="P8"><text:s text:c="8"/>| <text:s text:c="31"/>| <text:s text:c="30"/>| </text:p>
      <text:p text:style-name="P8"><text:s text:c="8"/>| <text:s text:c="31"/>| <text:s text:c="30"/>| </text:p>
      <text:p text:style-name="P8"><text:s text:c="4"/>compute-0-3 ------- compute-0-<text:span text:style-name="T15">10</text:span>------- compute-0-5 </text:p>
      <text:p text:style-name="P8"><text:s text:c="8"/>| <text:s text:c="31"/>| <text:s text:c="30"/>| </text:p>
      <text:p text:style-name="P8"><text:s text:c="8"/>| <text:s text:c="31"/>| <text:s text:c="30"/>| </text:p>
      <text:p text:style-name="P8"><text:s text:c="4"/>compute-0-6 ------- compute-0-7 ------- compute-0-8 </text:p>
      <text:p text:style-name="P8"><text:s text:c="8"/>| </text:p>
      <text:p text:style-name="P8"><text:s text:c="8"/>| </text:p>
      <text:p text:style-name="P8"><text:s text:c="4"/>compute-0-9 </text:p>
      <text:p text:style-name="P8"/>
      <text:p text:style-name="P26"><text:span text:style-name="T20">compute-0-0 - Peers : compute-0-1, compute-0-3</text:span></text:p>
      <text:p text:style-name="P26"><text:span text:style-name="T20">compute-0-1 - Peers : compute-0-0, compute-0-10, compute-0-2</text:span></text:p>
      <text:p text:style-name="P26"><text:span text:style-name="T20">compute-0-2 - Peers : compute-0-1, compute-0-5</text:span></text:p>
      <text:p text:style-name="P26"><text:span text:style-name="T20">compute-0-3 - Peers : compute-0-0, compute-0-10, compute-0-6</text:span></text:p>
      <text:p text:style-name="P26"><text:span text:style-name="T20">compute-0-10 - Peers : compute-0-1, compute-0-5, compute-0-7, compute-0-3</text:span></text:p>
      <text:p text:style-name="P26"><text:span text:style-name="T20">compute-0-5 - Peers : compute-0-2, compute-0-10, compute-0-8</text:span></text:p>
      <text:p text:style-name="P26"><text:span text:style-name="T20">compute-0-6 - Peers : compute-0-3, compute-0-7, compute-0-9</text:span></text:p>
      <text:p text:style-name="P26"><text:span text:style-name="T20">compute-0-7 - Peers : compute-0-6, compute-0-10, compute-0-8</text:span></text:p>
      <text:p text:style-name="P26"><text:span text:style-name="T20">compute-0-8 - Peers : compute-0-5, compute-0-7</text:span></text:p>
      <text:p text:style-name="P26"><text:span text:style-name="T20">compute-0-9 - Peers : compute-0-6</text:span></text:p>
      <text:p text:style-name="P5"/>
      <text:p text:style-name="P2"><draw:frame draw:style-name="fr3" draw:name="Object2" text:anchor-type="paragraph" svg:x="1.2728in" svg:y="0.0602in" svg:width="4.3791in" svg:height="1.9437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/>
      <text:p text:style-name="P29"/>
      <text:p text:style-name="P9"/>
      <text:p text:style-name="P1"/>
      <text:p text:style-name="P1"/>
      <text:p text:style-name="P1"/>
      <text:p text:style-name="P1"/>
      <text:p text:style-name="P30"/>
      <text:p text:style-name="P3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Test Case <text:span text:style-name="T16">4</text:span> : <text:span text:style-name="T16">Mesh</text:span><text:span text:style-name="T14"> Test Case with 1</text:span><text:span text:style-name="T16">2 nodes</text:span></text:p>
      <text:p text:style-name="P27"/>
      <text:p text:style-name="P23">10 Nodes : compute-0-0, compute-0-1, compute-0-2, compute-0-3, compute-0-<text:span text:style-name="T15">10</text:span>, compute-0-5, compute-0-6, compute-0-7, compute-0-8, compute-0-9, <text:span text:style-name="T16">compute-0-11, compute-0-12</text:span></text:p>
      <text:p text:style-name="P23"><text:span text:style-name="T16"/></text:p>
      <text:p text:style-name="P23"><text:span text:style-name="T16"/></text:p>
      <text:p text:style-name="P25"><text:span text:style-name="T19"><text:s text:c="4"/>compute-0-0 ------- compute-0-1 ------- compute-0-2</text:span></text:p>
      <text:p text:style-name="P25"><text:span text:style-name="T19"><text:s text:c="8"/>| <text:s text:c="18"/>| <text:s text:c="18"/>|</text:span></text:p>
      <text:p text:style-name="P25"><text:span text:style-name="T19"><text:s text:c="8"/>| <text:s text:c="18"/>| <text:s text:c="18"/>|</text:span></text:p>
      <text:p text:style-name="P25"><text:span text:style-name="T19"><text:s text:c="4"/>compute-0-3 ------- compute-0-12 ------- compute-0-5</text:span></text:p>
      <text:p text:style-name="P25"><text:span text:style-name="T19"><text:s text:c="8"/>| <text:s text:c="18"/>| <text:s text:c="18"/>|</text:span></text:p>
      <text:p text:style-name="P25"><text:span text:style-name="T19"><text:s text:c="8"/>| <text:s text:c="18"/>| <text:s text:c="18"/>|</text:span></text:p>
      <text:p text:style-name="P25"><text:span text:style-name="T19"><text:s text:c="4"/>compute-0-6 ------- compute-0-7 ------- compute-0-8</text:span></text:p>
      <text:p text:style-name="P25"><text:span text:style-name="T19"><text:s text:c="8"/>| <text:s text:c="18"/>| <text:s text:c="18"/>|</text:span></text:p>
      <text:p text:style-name="P25"><text:span text:style-name="T19"><text:s text:c="8"/>| <text:s text:c="18"/>| <text:s text:c="18"/>|</text:span></text:p>
      <text:p text:style-name="P25"><text:span text:style-name="T19"><text:s text:c="4"/>compute-0-9 ------- compute-0-10 ------ compute-0-11</text:span></text:p>
      <text:p text:style-name="P25"><text:span text:style-name="T19"/></text:p>
      <text:p text:style-name="P25"><text:span text:style-name="T19"/></text:p>
      <text:p text:style-name="P25"><text:span text:style-name="T19"/></text:p>
      <text:p text:style-name="P26"><text:span text:style-name="T20">compute-0-0 - Peers : compute-0-1, compute-0-3</text:span></text:p>
      <text:p text:style-name="P26"><text:span text:style-name="T20">compute-0-1 - Peers : compute-0-0, compute-0-12, compute-0-2</text:span></text:p>
      <text:p text:style-name="P26"><text:span text:style-name="T20">compute-0-2 - Peers : compute-0-1, compute-0-5</text:span></text:p>
      <text:p text:style-name="P26"><text:span text:style-name="T20">compute-0-3 - Peers : compute-0-0, compute-0-12, compute-0-6</text:span></text:p>
      <text:p text:style-name="P26"><text:span text:style-name="T20">compute-0-12 - Peers : compute-0-1, compute-0-5, compute-0-7, compute-0-3</text:span></text:p>
      <text:p text:style-name="P26"><text:span text:style-name="T20">compute-0-5 - Peers : compute-0-2, compute-0-12, compute-0-8</text:span></text:p>
      <text:p text:style-name="P26"><text:span text:style-name="T20">compute-0-6 - Peers : compute-0-3, compute-0-7, compute-0-9</text:span></text:p>
      <text:p text:style-name="P26"><text:span text:style-name="T20">compute-0-7 - Peers : compute-0-6, compute-0-12, compute-0-8, compute-0-10</text:span></text:p>
      <text:p text:style-name="P26"><text:span text:style-name="T20">compute-0-8 - Peers : compute-0-5, compute-0-7, compute-0-11</text:span></text:p>
      <text:p text:style-name="P26"><text:span text:style-name="T20">compute-0-9 - Peers : compute-0-6, compute-0-10</text:span></text:p>
      <text:p text:style-name="P26"><text:span text:style-name="T20">compute-0-10 - Peers : compute-0-9, compute-0-7, compute-0-11</text:span></text:p>
      <text:p text:style-name="P26"><text:span text:style-name="T20">compute-0-11 - Peers : compute-0-8, compute-0-10</text:span></text:p>
      <text:p text:style-name="P26"><text:span text:style-name="T20"/></text:p>
      <text:p text:style-name="P23"><text:span text:style-name="T16"/></text:p>
      <text:p text:style-name="P23"><text:span text:style-name="T16"/></text:p>
      <text:p text:style-name="P23"><draw:frame draw:style-name="fr2" draw:name="Object4" text:anchor-type="paragraph" svg:width="4.3791in" svg:height="1.9437in" draw:z-index="3"><draw:object xlink:href="./Object 4" xlink:type="simple" xlink:show="embed" xlink:actuate="onLoad"/><draw:image xlink:href="./ObjectReplacements/Object 4" xlink:type="simple" xlink:show="embed" xlink:actuate="onLoad"/></draw:frame> 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0"><text:soft-page-break/>Test Case <text:span text:style-name="T18">5</text:span> : <text:span text:style-name="T17">Star</text:span><text:span text:style-name="T14"> Test Case with 1</text:span><text:span text:style-name="T17">0 nodes</text:span></text:p>
      <text:p text:style-name="P28"/>
      <text:p text:style-name="P23">10 Nodes : compute-0-0, compute-0-1, compute-0-2, compute-0-3, compute-0-<text:span text:style-name="T15">10</text:span>, compute-0-5, compute-0-6, compute-0-7, compute-0-8, compute-0-9</text:p>
      <text:p text:style-name="P23"/>
      <text:p text:style-name="P24"/>
      <text:p text:style-name="P24"><text:span text:style-name="T18">compute-0-0 - Peers : compute-0-1, compute-0-2, compute-0-3, compute-0-10, compute-0-5, compute-0-6, compute-0-7, compute-0-8, compute-0-9</text:span></text:p>
      <text:p text:style-name="P24"><text:span text:style-name="T18">compute-0-1 - Peers : compute-0-0, compute-0-2, compute-0-3, compute-0-10, compute-0-5, compute-0-6, compute-0-7, compute-0-8, compute-0-9</text:span></text:p>
      <text:p text:style-name="P24"><text:span text:style-name="T18">compute-0-2 - Peers : compute-0-0, compute-0-1, compute-0-3, compute-0-10, compute-0-5, compute-0-6, compute-0-7, compute-0-8, compute-0-9</text:span></text:p>
      <text:p text:style-name="P24"><text:span text:style-name="T18">compute-0-3 - Peers : compute-0-0, compute-0-1, compute-0-2, compute-0-10, compute-0-5, compute-0-6, compute-0-7, compute-0-8, compute-0-9</text:span></text:p>
      <text:p text:style-name="P24"><text:span text:style-name="T18">compute-0-10 - Peers : compute-0-0, compute-0-1, compute-0-2, compute-0-3, compute-0-5, compute-0-6, compute-0-7, compute-0-8, compute-0-9</text:span></text:p>
      <text:p text:style-name="P24"><text:span text:style-name="T18">compute-0-5 - Peers : compute-0-0, compute-0-1, compute-0-2, compute-0-3, compute-0-10, compute-0-6, compute-0-7, compute-0-8, compute-0-9</text:span></text:p>
      <text:p text:style-name="P24"><text:span text:style-name="T18">compute-0-6 - Peers : compute-0-0, compute-0-1, compute-0-2, compute-0-3, compute-0-10, compute-0-5, compute-0-7, compute-0-8, compute-0-9</text:span></text:p>
      <text:p text:style-name="P24"><text:span text:style-name="T18">compute-0-7 - Peers : compute-0-0, compute-0-1, compute-0-2, compute-0-3, compute-0-10, compute-0-5, compute-0-6, compute-0-8, compute-0-9</text:span></text:p>
      <text:p text:style-name="P24"><text:span text:style-name="T18">compute-0-8 - Peers : compute-0-0, compute-0-1, compute-0-2, compute-0-3, compute-0-10, compute-0-5, compute-0-6, compute-0-7, compute-0-9</text:span></text:p>
      <text:p text:style-name="P24"><text:span text:style-name="T18">compute-0-9 - Peers : compute-0-0, compute-0-1, compute-0-2, compute-0-3, compute-0-10, compute-0-5, compute-0-6, compute-0-7, compute-0-8</text:span></text:p>
      <text:p text:style-name="P23"/>
      <text:p text:style-name="P23"/>
      <text:p text:style-name="P23"/>
      <text:p text:style-name="P23"/>
      <text:p text:style-name="P23"><draw:frame draw:style-name="fr2" draw:name="Object5" text:anchor-type="paragraph" svg:width="4.5453in" svg:height="1.9437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3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letter-kerning="true" style:font-name-asian="Albany AMT1" style:font-size-asian="10.5pt" style:language-asian="zh" style:country-asian="CN" style:font-name-complex="Albany AMT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lbany AMT1" style:font-size-asian="14pt" style:font-name-complex="Albany AMT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amu </meta:initial-creator>
    <meta:creation-date>2011-02-28T18:25:46</meta:creation-date>
    <meta:generator>OpenOffice.org/3.2$Linux OpenOffice.org_project/320m19$Build-9505</meta:generator>
    <dc:date>2011-03-31T17:47:40</dc:date>
    <meta:editing-duration>PT01H18M25S</meta:editing-duration>
    <meta:editing-cycles>26</meta:editing-cycles>
    <meta:document-statistic meta:table-count="0" meta:image-count="0" meta:object-count="5" meta:page-count="4" meta:paragraph-count="74" meta:word-count="560" meta:character-count="51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209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1.08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1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3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4"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4" table:number-rows-spanned="1">
            <text:p>Star-4</text:p>
          </table:table-cell>
          <table:covered-table-cell table:style-name="ce4"/>
          <table:covered-table-cell table:style-name="ce4"/>
          <table:covered-table-cell table:style-name="ce4"/>
        </table:table-row>
        <table:table-row table:style-name="ro3">
          <table:table-cell/>
          <table:table-cell table:style-name="ce2" office:value-type="string">
            <text:p>File Size</text:p>
          </table:table-cell>
          <table:table-cell table:style-name="ce2" office:value-type="string">
            <text:p>Requestor</text:p>
          </table:table-cell>
          <table:table-cell table:style-name="ce2" office:value-type="string">
            <text:p>Provider</text:p>
          </table:table-cell>
          <table:table-cell table:style-name="ce2" office:value-type="string">
            <text:p>Time</text:p>
          </table:table-cell>
        </table:table-row>
        <table:table-row table:style-name="ro3">
          <table:table-cell/>
          <table:table-cell table:style-name="ce2" office:value-type="string">
            <text:p>1k</text:p>
          </table:table-cell>
          <table:table-cell table:style-name="ce2" office:value-type="string">
            <text:p>compute-0-0</text:p>
          </table:table-cell>
          <table:table-cell table:style-name="ce2" office:value-type="string">
            <text:p>compute-0-3</text:p>
          </table:table-cell>
          <table:table-cell table:style-name="ce2" office:value-type="float" office:value="34.281">
            <text:p>34.28</text:p>
          </table:table-cell>
        </table:table-row>
        <table:table-row table:style-name="ro3">
          <table:table-cell/>
          <table:table-cell table:style-name="ce2" office:value-type="string">
            <text:p>2k</text:p>
          </table:table-cell>
          <table:table-cell table:style-name="ce2" office:value-type="string">
            <text:p>compute-0-0</text:p>
          </table:table-cell>
          <table:table-cell table:style-name="ce2" office:value-type="string">
            <text:p>compute-0-1, 0-2</text:p>
          </table:table-cell>
          <table:table-cell table:style-name="ce2" office:value-type="float" office:value="1.315">
            <text:p>1.32</text:p>
          </table:table-cell>
        </table:table-row>
        <table:table-row table:style-name="ro3">
          <table:table-cell/>
          <table:table-cell table:style-name="ce2" office:value-type="string">
            <text:p>4k</text:p>
          </table:table-cell>
          <table:table-cell table:style-name="ce2" office:value-type="string">
            <text:p>compute-0-0</text:p>
          </table:table-cell>
          <table:table-cell table:style-name="ce2" office:value-type="string">
            <text:p>compute-0-1</text:p>
          </table:table-cell>
          <table:table-cell table:style-name="ce2" office:value-type="float" office:value="9.812">
            <text:p>9.81</text:p>
          </table:table-cell>
        </table:table-row>
        <table:table-row table:style-name="ro3">
          <table:table-cell/>
          <table:table-cell table:style-name="ce2" office:value-type="string">
            <text:p>8k</text:p>
          </table:table-cell>
          <table:table-cell table:style-name="ce2" office:value-type="string">
            <text:p>compute-0-0</text:p>
          </table:table-cell>
          <table:table-cell table:style-name="ce2" office:value-type="string">
            <text:p>compute-0-3</text:p>
          </table:table-cell>
          <table:table-cell table:style-name="ce2" office:value-type="float" office:value="17.63">
            <text:p>17.63</text:p>
          </table:table-cell>
        </table:table-row>
        <table:table-row table:style-name="ro3">
          <table:table-cell/>
          <table:table-cell table:style-name="ce3" office:value-type="string" table:number-columns-spanned="4" table:number-rows-spanned="1">
            <text:p>Multiple requests</text:p>
          </table:table-cell>
          <table:covered-table-cell table:style-name="ce4"/>
          <table:covered-table-cell table:style-name="ce4"/>
          <table:covered-table-cell table:style-name="ce4"/>
        </table:table-row>
        <table:table-row table:style-name="ro4">
          <table:table-cell/>
          <table:table-cell table:style-name="ce2" office:value-type="string">
            <text:p>8k</text:p>
          </table:table-cell>
          <table:table-cell table:style-name="ce2" office:value-type="string">
            <text:p>Compute-0-0, 0-1, 0-2</text:p>
          </table:table-cell>
          <table:table-cell table:style-name="ce2" office:value-type="string">
            <text:p>compute-0-3</text:p>
          </table:table-cell>
          <table:table-cell table:style-name="ce2" office:value-type="string">
            <text:p>17.711 / 17.685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31">03/31/2011</text:date>, <text:time>17:4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563in"/>
    </style:style>
    <style:style style:name="co3" style:family="table-column">
      <style:table-column-properties fo:break-before="auto" style:column-width="1.3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1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row table:style-name="ro1" table:number-rows-repeated="2">
          <table:table-cell table:number-columns-repeated="6"/>
          <table:table-cell table:style-name="Default" table:number-columns-repeated="4"/>
        </table:table-row>
        <table:table-row table:style-name="ro2">
          <table:table-cell table:number-columns-repeated="6"/>
          <table:table-cell table:style-name="ce1" office:value-type="string" table:number-columns-spanned="4" table:number-rows-spanned="1">
            <text:p>Mesh-10</text:p>
          </table:table-cell>
          <table:covered-table-cell table:style-name="ce4"/>
          <table:covered-table-cell table:style-name="ce4"/>
          <table:covered-table-cell table:style-name="ce4"/>
        </table:table-row>
        <table:table-row table:style-name="ro3">
          <table:table-cell table:number-columns-repeated="6"/>
          <table:table-cell office:value-type="string">
            <text:p>File Size</text:p>
          </table:table-cell>
          <table:table-cell office:value-type="string">
            <text:p>Requestor</text:p>
          </table:table-cell>
          <table:table-cell office:value-type="string">
            <text:p>Provider</text:p>
          </table:table-cell>
          <table:table-cell office:value-type="string">
            <text:p>Time</text:p>
          </table:table-cell>
        </table:table-row>
        <table:table-row table:style-name="ro3">
          <table:table-cell table:number-columns-repeated="6"/>
          <table:table-cell office:value-type="string">
            <text:p>1k</text:p>
          </table:table-cell>
          <table:table-cell office:value-type="string">
            <text:p>compute-0-1</text:p>
          </table:table-cell>
          <table:table-cell office:value-type="string">
            <text:p>compute-0-3</text:p>
          </table:table-cell>
          <table:table-cell office:value-type="float" office:value="34.076">
            <text:p>34.08</text:p>
          </table:table-cell>
        </table:table-row>
        <table:table-row table:style-name="ro3">
          <table:table-cell table:number-columns-repeated="6"/>
          <table:table-cell office:value-type="string">
            <text:p>2k</text:p>
          </table:table-cell>
          <table:table-cell office:value-type="string">
            <text:p>compute-0-3</text:p>
          </table:table-cell>
          <table:table-cell office:value-type="string">
            <text:p>compute-0-10</text:p>
          </table:table-cell>
          <table:table-cell office:value-type="float" office:value="1.764">
            <text:p>1.76</text:p>
          </table:table-cell>
        </table:table-row>
        <table:table-row table:style-name="ro3">
          <table:table-cell table:number-columns-repeated="6"/>
          <table:table-cell office:value-type="string">
            <text:p>4k</text:p>
          </table:table-cell>
          <table:table-cell office:value-type="string">
            <text:p>compute-0-7</text:p>
          </table:table-cell>
          <table:table-cell office:value-type="string">
            <text:p>compute-0-1</text:p>
          </table:table-cell>
          <table:table-cell office:value-type="float" office:value="9.556">
            <text:p>9.56</text:p>
          </table:table-cell>
        </table:table-row>
        <table:table-row table:style-name="ro3">
          <table:table-cell table:number-columns-repeated="6"/>
          <table:table-cell office:value-type="string">
            <text:p>8k</text:p>
          </table:table-cell>
          <table:table-cell office:value-type="string">
            <text:p>compute-0-0</text:p>
          </table:table-cell>
          <table:table-cell office:value-type="string">
            <text:p>compute-0-9</text:p>
          </table:table-cell>
          <table:table-cell office:value-type="float" office:value="17.354">
            <text:p>17.35</text:p>
          </table:table-cell>
        </table:table-row>
        <table:table-row table:style-name="ro3">
          <table:table-cell table:number-columns-repeated="6"/>
          <table:table-cell table:style-name="ce3" office:value-type="string" table:number-columns-spanned="4" table:number-rows-spanned="1">
            <text:p>Multiple requests</text:p>
          </table:table-cell>
          <table:covered-table-cell table:style-name="ce4"/>
          <table:covered-table-cell table:style-name="ce4"/>
          <table:covered-table-cell table:style-name="ce4"/>
        </table:table-row>
        <table:table-row table:style-name="ro4">
          <table:table-cell table:number-columns-repeated="6"/>
          <table:table-cell office:value-type="string">
            <text:p>8k</text:p>
          </table:table-cell>
          <table:table-cell office:value-type="string">
            <text:p>compute-0-0, 0-1</text:p>
          </table:table-cell>
          <table:table-cell office:value-type="string">
            <text:p>compute-0-9</text:p>
          </table:table-cell>
          <table:table-cell office:value-type="string">
            <text:p>17.612 / 17.975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31">03/31/2011</text:date>, <text:time>17:3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382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1.08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1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3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 table:number-columns-spanned="4" table:number-rows-spanned="1">
            <text:p>Relay</text:p>
          </table:table-cell>
          <table:covered-table-cell table:style-name="ce4"/>
          <table:covered-table-cell table:style-name="ce4"/>
          <table:covered-table-cell table:style-name="ce4"/>
        </table:table-row>
        <table:table-row table:style-name="ro3">
          <table:table-cell/>
          <table:table-cell office:value-type="string">
            <text:p>File Size</text:p>
          </table:table-cell>
          <table:table-cell office:value-type="string">
            <text:p>Requestor</text:p>
          </table:table-cell>
          <table:table-cell office:value-type="string">
            <text:p>Provider</text:p>
          </table:table-cell>
          <table:table-cell office:value-type="string">
            <text:p>Time</text:p>
          </table:table-cell>
        </table:table-row>
        <table:table-row table:style-name="ro3">
          <table:table-cell/>
          <table:table-cell office:value-type="string">
            <text:p>1k</text:p>
          </table:table-cell>
          <table:table-cell office:value-type="string">
            <text:p>compute-0-0</text:p>
          </table:table-cell>
          <table:table-cell office:value-type="string">
            <text:p>compute-0-3</text:p>
          </table:table-cell>
          <table:table-cell office:value-type="float" office:value="34.528">
            <text:p>34.53</text:p>
          </table:table-cell>
        </table:table-row>
        <table:table-row table:style-name="ro3">
          <table:table-cell/>
          <table:table-cell office:value-type="string">
            <text:p>2k</text:p>
          </table:table-cell>
          <table:table-cell office:value-type="string">
            <text:p>compute-0-0</text:p>
          </table:table-cell>
          <table:table-cell office:value-type="string">
            <text:p>compute-0-1, 0-2</text:p>
          </table:table-cell>
          <table:table-cell office:value-type="float" office:value="0.911">
            <text:p>0.91</text:p>
          </table:table-cell>
        </table:table-row>
        <table:table-row table:style-name="ro3">
          <table:table-cell/>
          <table:table-cell office:value-type="string">
            <text:p>4k</text:p>
          </table:table-cell>
          <table:table-cell office:value-type="string">
            <text:p>compute-0-0</text:p>
          </table:table-cell>
          <table:table-cell office:value-type="string">
            <text:p>compute-0-1</text:p>
          </table:table-cell>
          <table:table-cell office:value-type="float" office:value="9.031">
            <text:p>9.03</text:p>
          </table:table-cell>
        </table:table-row>
        <table:table-row table:style-name="ro3">
          <table:table-cell/>
          <table:table-cell office:value-type="string">
            <text:p>8k</text:p>
          </table:table-cell>
          <table:table-cell office:value-type="string">
            <text:p>compute-0-0</text:p>
          </table:table-cell>
          <table:table-cell office:value-type="string">
            <text:p>compute-0-3</text:p>
          </table:table-cell>
          <table:table-cell office:value-type="float" office:value="17.441">
            <text:p>17.44</text:p>
          </table:table-cell>
        </table:table-row>
        <table:table-row table:style-name="ro3">
          <table:table-cell/>
          <table:table-cell table:style-name="ce3" office:value-type="string" table:number-columns-spanned="4" table:number-rows-spanned="1">
            <text:p>Multiple requests</text:p>
          </table:table-cell>
          <table:covered-table-cell table:style-name="ce4"/>
          <table:covered-table-cell table:style-name="ce4"/>
          <table:covered-table-cell table:style-name="ce4"/>
        </table:table-row>
        <table:table-row table:style-name="ro4">
          <table:table-cell/>
          <table:table-cell office:value-type="string">
            <text:p>8k</text:p>
          </table:table-cell>
          <table:table-cell office:value-type="string">
            <text:p>Compute-0-0, 0-1, 0-2</text:p>
          </table:table-cell>
          <table:table-cell office:value-type="string">
            <text:p>compute-0-3</text:p>
          </table:table-cell>
          <table:table-cell office:value-type="string">
            <text:p>17.438 / 17.458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31">03/31/2011</text:date>, <text:time>17:4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563in"/>
    </style:style>
    <style:style style:name="co3" style:family="table-column">
      <style:table-column-properties fo:break-before="auto" style:column-width="1.3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1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14">
          <table:table-cell table:number-columns-repeated="10"/>
        </table:table-row>
        <table:table-row table:style-name="ro2">
          <table:table-cell table:number-columns-repeated="6"/>
          <table:table-cell table:style-name="ce1" office:value-type="string" table:number-columns-spanned="4" table:number-rows-spanned="1">
            <text:p>Mesh-12</text:p>
          </table:table-cell>
          <table:covered-table-cell table:style-name="ce4"/>
          <table:covered-table-cell table:style-name="ce4"/>
          <table:covered-table-cell table:style-name="ce4"/>
        </table:table-row>
        <table:table-row table:style-name="ro3">
          <table:table-cell table:number-columns-repeated="6"/>
          <table:table-cell table:style-name="ce2" office:value-type="string">
            <text:p>File Size</text:p>
          </table:table-cell>
          <table:table-cell table:style-name="ce2" office:value-type="string">
            <text:p>Requestor</text:p>
          </table:table-cell>
          <table:table-cell table:style-name="ce2" office:value-type="string">
            <text:p>Provider</text:p>
          </table:table-cell>
          <table:table-cell table:style-name="ce2" office:value-type="string">
            <text:p>Time</text:p>
          </table:table-cell>
        </table:table-row>
        <table:table-row table:style-name="ro3">
          <table:table-cell table:number-columns-repeated="6"/>
          <table:table-cell table:style-name="ce2" office:value-type="string">
            <text:p>1k</text:p>
          </table:table-cell>
          <table:table-cell table:style-name="ce2" office:value-type="string">
            <text:p>compute-0-1</text:p>
          </table:table-cell>
          <table:table-cell table:style-name="ce2" office:value-type="string">
            <text:p>compute-0-3</text:p>
          </table:table-cell>
          <table:table-cell table:style-name="ce2" office:value-type="float" office:value="34.137">
            <text:p>34.14</text:p>
          </table:table-cell>
        </table:table-row>
        <table:table-row table:style-name="ro3">
          <table:table-cell table:number-columns-repeated="6"/>
          <table:table-cell table:style-name="ce2" office:value-type="string">
            <text:p>2k</text:p>
          </table:table-cell>
          <table:table-cell table:style-name="ce2" office:value-type="string">
            <text:p>compute-0-3</text:p>
          </table:table-cell>
          <table:table-cell table:style-name="ce2" office:value-type="string">
            <text:p>compute-0-10</text:p>
          </table:table-cell>
          <table:table-cell table:style-name="ce2" office:value-type="float" office:value="7.437">
            <text:p>7.44</text:p>
          </table:table-cell>
        </table:table-row>
        <table:table-row table:style-name="ro3">
          <table:table-cell table:number-columns-repeated="6"/>
          <table:table-cell table:style-name="ce2" office:value-type="string">
            <text:p>4k</text:p>
          </table:table-cell>
          <table:table-cell table:style-name="ce2" office:value-type="string">
            <text:p>compute-0-0</text:p>
          </table:table-cell>
          <table:table-cell table:style-name="ce2" office:value-type="string">
            <text:p>compute-0-1</text:p>
          </table:table-cell>
          <table:table-cell table:style-name="ce2" office:value-type="float" office:value="9.745">
            <text:p>9.75</text:p>
          </table:table-cell>
        </table:table-row>
        <table:table-row table:style-name="ro3">
          <table:table-cell table:number-columns-repeated="6"/>
          <table:table-cell table:style-name="ce2" office:value-type="string">
            <text:p>8k</text:p>
          </table:table-cell>
          <table:table-cell table:style-name="ce2" office:value-type="string">
            <text:p>compute-0-0</text:p>
          </table:table-cell>
          <table:table-cell table:style-name="ce2" office:value-type="string">
            <text:p>compute-0-9</text:p>
          </table:table-cell>
          <table:table-cell table:style-name="ce2" office:value-type="float" office:value="18.034">
            <text:p>18.03</text:p>
          </table:table-cell>
        </table:table-row>
        <table:table-row table:style-name="ro3">
          <table:table-cell table:number-columns-repeated="6"/>
          <table:table-cell table:style-name="ce3" office:value-type="string" table:number-columns-spanned="4" table:number-rows-spanned="1">
            <text:p>Multiple requests</text:p>
          </table:table-cell>
          <table:covered-table-cell table:style-name="ce4"/>
          <table:covered-table-cell table:style-name="ce4"/>
          <table:covered-table-cell table:style-name="ce4"/>
        </table:table-row>
        <table:table-row table:style-name="ro4">
          <table:table-cell table:number-columns-repeated="6"/>
          <table:table-cell table:style-name="ce2" office:value-type="string">
            <text:p>8k</text:p>
          </table:table-cell>
          <table:table-cell table:style-name="ce2" office:value-type="string">
            <text:p>compute-0-0, 0-1</text:p>
          </table:table-cell>
          <table:table-cell table:style-name="ce2" office:value-type="string">
            <text:p>compute-0-3</text:p>
          </table:table-cell>
          <table:table-cell table:style-name="ce2" office:value-type="string">
            <text:p>17.752 / 17.891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31">03/31/2011</text:date>, <text:time>17:4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339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1.08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1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5"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4" table:number-rows-spanned="1">
            <text:p>Star-10</text:p>
          </table:table-cell>
          <table:covered-table-cell table:style-name="ce4"/>
          <table:covered-table-cell table:style-name="ce4"/>
          <table:covered-table-cell table:style-name="ce4"/>
        </table:table-row>
        <table:table-row table:style-name="ro3">
          <table:table-cell/>
          <table:table-cell table:style-name="ce2" office:value-type="string">
            <text:p>File Size</text:p>
          </table:table-cell>
          <table:table-cell table:style-name="ce2" office:value-type="string">
            <text:p>Requestor</text:p>
          </table:table-cell>
          <table:table-cell table:style-name="ce2" office:value-type="string">
            <text:p>Provider</text:p>
          </table:table-cell>
          <table:table-cell table:style-name="ce2" office:value-type="string">
            <text:p>Time</text:p>
          </table:table-cell>
        </table:table-row>
        <table:table-row table:style-name="ro3">
          <table:table-cell/>
          <table:table-cell table:style-name="ce2" office:value-type="string">
            <text:p>1k</text:p>
          </table:table-cell>
          <table:table-cell table:style-name="ce2" office:value-type="string">
            <text:p>compute-0-0</text:p>
          </table:table-cell>
          <table:table-cell table:style-name="ce2" office:value-type="string">
            <text:p>compute-0-3</text:p>
          </table:table-cell>
          <table:table-cell table:style-name="ce2" office:value-type="float" office:value="36.281">
            <text:p>36.28</text:p>
          </table:table-cell>
        </table:table-row>
        <table:table-row table:style-name="ro3">
          <table:table-cell/>
          <table:table-cell table:style-name="ce2" office:value-type="string">
            <text:p>2k</text:p>
          </table:table-cell>
          <table:table-cell table:style-name="ce2" office:value-type="string">
            <text:p>compute-0-0</text:p>
          </table:table-cell>
          <table:table-cell table:style-name="ce2" office:value-type="string">
            <text:p>compute-0-10</text:p>
          </table:table-cell>
          <table:table-cell table:style-name="ce2" office:value-type="float" office:value="3.66">
            <text:p>3.66</text:p>
          </table:table-cell>
        </table:table-row>
        <table:table-row table:style-name="ro3">
          <table:table-cell/>
          <table:table-cell table:style-name="ce2" office:value-type="string">
            <text:p>4k</text:p>
          </table:table-cell>
          <table:table-cell table:style-name="ce2" office:value-type="string">
            <text:p>compute-0-0</text:p>
          </table:table-cell>
          <table:table-cell table:style-name="ce2" office:value-type="string">
            <text:p>compute-0-1</text:p>
          </table:table-cell>
          <table:table-cell table:style-name="ce2" office:value-type="float" office:value="11.857">
            <text:p>11.86</text:p>
          </table:table-cell>
        </table:table-row>
        <table:table-row table:style-name="ro3">
          <table:table-cell/>
          <table:table-cell table:style-name="ce2" office:value-type="string">
            <text:p>8k</text:p>
          </table:table-cell>
          <table:table-cell table:style-name="ce2" office:value-type="string">
            <text:p>compute-0-0</text:p>
          </table:table-cell>
          <table:table-cell table:style-name="ce2" office:value-type="string">
            <text:p>compute-0-9</text:p>
          </table:table-cell>
          <table:table-cell table:style-name="ce2" office:value-type="float" office:value="19.874">
            <text:p>19.87</text:p>
          </table:table-cell>
        </table:table-row>
        <table:table-row table:style-name="ro3">
          <table:table-cell/>
          <table:table-cell table:style-name="ce3" office:value-type="string" table:number-columns-spanned="4" table:number-rows-spanned="1">
            <text:p>Multiple requests</text:p>
          </table:table-cell>
          <table:covered-table-cell table:style-name="ce4"/>
          <table:covered-table-cell table:style-name="ce4"/>
          <table:covered-table-cell table:style-name="ce4"/>
        </table:table-row>
        <table:table-row table:style-name="ro4">
          <table:table-cell/>
          <table:table-cell table:style-name="ce2" office:value-type="string">
            <text:p>8k</text:p>
          </table:table-cell>
          <table:table-cell table:style-name="ce2" office:value-type="string">
            <text:p>compute-0-0, 0-1</text:p>
          </table:table-cell>
          <table:table-cell table:style-name="ce2" office:value-type="string">
            <text:p>compute-0-3</text:p>
          </table:table-cell>
          <table:table-cell table:style-name="ce2" office:value-type="string">
            <text:p>19.911 / 19.885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31">03/31/2011</text:date>, <text:time>17:4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